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8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cm" fo:min-width="3.85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6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draw:fill="none" draw:fill-color="#000000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2.449cm" fo:min-width="4.5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8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middle" draw:auto-grow-height="false" fo:min-height="1.199cm" fo:min-width="4.5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8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cm" fo:min-width="3.856cm" loext:decorative="false"/>
      <style:paragraph-properties style:writing-mode="lr-tb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2.546cm" fo:min-width="4.55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cm" svg:height="1cm" svg:x="4.7cm" svg:y="2.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56cm" svg:height="0.649cm" svg:x="4.894cm" svg:y="2.55cm">
          <draw:text-box>
            <text:p text:style-name="P2"><text:span text:style-name="T1">ev</text:span><text:span text:style-name="T1">al</text:span><text:span text:style-name="T1">: </text:span></text:p>
          </draw:text-box>
        </draw:frame>
        <draw:frame draw:style-name="gr3" draw:text-style-name="P4" draw:layer="layout" svg:width="1.764cm" svg:height="1.047cm" svg:x="2.1cm" svg:y="2.3cm">
          <draw:text-box>
            <text:p><text:span text:style-name="T1">gl</text:span><text:span text:style-name="T1">ob</text:span><text:span text:style-name="T1">al</text:span></text:p>
            <text:p><text:span text:style-name="T1">en</text:span><text:span text:style-name="T1">v</text:span></text:p>
          </draw:text-box>
        </draw:frame>
        <draw:line draw:style-name="gr4" draw:text-style-name="P5" draw:layer="layout" svg:x1="3.7cm" svg:y1="2.8cm" svg:x2="4.7cm" svg:y2="2.8cm">
          <text:p/>
        </draw:line>
        <draw:custom-shape draw:style-name="gr5" draw:text-style-name="P1" draw:layer="layout" svg:width="1cm" svg:height="1cm" svg:x="5.701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701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25cm" svg:y1="2.85cm" svg:x2="6.751cm" svg:y2="2.851cm">
          <text:p/>
        </draw:line>
        <draw:line draw:style-name="gr7" draw:text-style-name="P6" draw:layer="layout" svg:x1="6.75cm" svg:y1="2.85cm" svg:x2="6.75cm" svg:y2="7.85cm">
          <text:p/>
        </draw:line>
        <draw:line draw:style-name="gr8" draw:text-style-name="P7" draw:layer="layout" svg:x1="7.051cm" svg:y1="8.251cm" svg:x2="10.451cm" svg:y2="8.251cm">
          <text:p/>
        </draw:line>
        <draw:line draw:style-name="gr9" draw:text-style-name="P7" draw:layer="layout" svg:x1="10.451cm" svg:y1="8.251cm" svg:x2="10.5cm" svg:y2="7.15cm">
          <text:p/>
        </draw:line>
        <draw:custom-shape draw:style-name="gr10" draw:text-style-name="P1" draw:layer="layout" svg:width="5.05cm" svg:height="2.699cm" svg:x="8.751cm" svg:y="4.45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7.451cm" svg:y="4.851cm">
          <draw:text-box>
            <text:p><text:span text:style-name="T1">E1</text:span></text:p>
          </draw:text-box>
        </draw:frame>
        <draw:line draw:style-name="gr4" draw:text-style-name="P5" draw:layer="layout" svg:x1="8.251cm" svg:y1="5.154cm" svg:x2="8.751cm" svg:y2="5.154cm">
          <text:p/>
        </draw:line>
        <draw:frame draw:style-name="gr12" draw:text-style-name="P4" draw:layer="layout" svg:width="4.67cm" svg:height="1.498cm" svg:x="9.08cm" svg:y="4.602cm">
          <draw:text-box>
            <text:p><text:span text:style-name="T1">&lt;v</text:span><text:span text:style-name="T1">ar</text:span><text:span text:style-name="T1">s&gt;</text:span></text:p>
            <text:p><text:span text:style-name="T1">u: </text:span><text:span text:style-name="T1">&lt;e</text:span><text:span text:style-name="T1">1&gt;</text:span></text:p>
            <text:p><text:span text:style-name="T1">v: </text:span><text:span text:style-name="T1">&lt;e</text:span><text:span text:style-name="T1">2&gt;</text:span></text:p>
          </draw:text-box>
        </draw:frame>
        <draw:line draw:style-name="gr9" draw:text-style-name="P7" draw:layer="layout" svg:x1="10.401cm" svg:y1="4.451cm" svg:x2="10.401cm" svg:y2="3.451cm">
          <text:p/>
        </draw:line>
        <draw:line draw:style-name="gr9" draw:text-style-name="P7" draw:layer="layout" svg:x1="10.402cm" svg:y1="4.452cm" svg:x2="10.402cm" svg:y2="3.452cm">
          <text:p/>
        </draw:line>
        <draw:frame draw:style-name="gr13" draw:text-style-name="P4" draw:layer="layout" svg:width="5cm" svg:height="1.047cm" svg:x="4.75cm" svg:y="8.95cm">
          <draw:text-box>
            <text:p><text:span text:style-name="T1">(lambda &lt;vars&gt; ...)</text:span></text:p>
          </draw:text-box>
        </draw:frame>
        <draw:custom-shape draw:style-name="gr14" draw:text-style-name="P1" draw:layer="layout" svg:width="5.05cm" svg:height="1.449cm" svg:x="11.05cm" svg:y="8.90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9.75cm" svg:y="9.301cm">
          <draw:text-box>
            <text:p><text:span text:style-name="T1">E2</text:span></text:p>
          </draw:text-box>
        </draw:frame>
        <draw:line draw:style-name="gr4" draw:text-style-name="P5" draw:layer="layout" svg:x1="10.55cm" svg:y1="9.604cm" svg:x2="11.05cm" svg:y2="9.604cm">
          <text:p/>
        </draw:line>
        <draw:frame draw:style-name="gr15" draw:text-style-name="P4" draw:layer="layout" svg:width="4.67cm" svg:height="1.048cm" svg:x="11.379cm" svg:y="9.052cm">
          <draw:text-box>
            <text:p><text:span text:style-name="T1">&lt;e</text:span><text:span text:style-name="T1">3 </text:span><text:span text:style-name="T1">va</text:span><text:span text:style-name="T1">rs</text:span><text:span text:style-name="T1">&gt;</text:span></text:p>
          </draw:text-box>
        </draw:frame>
        <draw:line draw:style-name="gr9" draw:text-style-name="P7" draw:layer="layout" svg:x1="12.75cm" svg:y1="8.901cm" svg:x2="12.75cm" svg:y2="7.15cm">
          <text:p/>
        </draw:line>
        <draw:custom-shape draw:style-name="gr5" draw:text-style-name="P1" draw:layer="layout" svg:width="1cm" svg:height="1cm" svg:x="7.2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8.2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8.551cm" svg:y1="11.501cm" svg:x2="11.951cm" svg:y2="11.501cm">
          <text:p/>
        </draw:line>
        <draw:line draw:style-name="gr9" draw:text-style-name="P7" draw:layer="layout" svg:x1="11.951cm" svg:y1="11.501cm" svg:x2="12cm" svg:y2="10.4cm">
          <text:p/>
        </draw:line>
        <draw:frame draw:style-name="gr13" draw:text-style-name="P4" draw:layer="layout" svg:width="6.25cm" svg:height="1.047cm" svg:x="6.25cm" svg:y="12.4cm">
          <draw:text-box>
            <text:p><text:span text:style-name="T1">(&lt;</text:span><text:span text:style-name="T1">e3</text:span><text:span text:style-name="T1">&gt;)</text:span></text:p>
          </draw:text-box>
        </draw:frame>
        <draw:custom-shape draw:style-name="gr1" draw:text-style-name="P1" draw:layer="layout" svg:width="11.3cm" svg:height="1cm" svg:x="5.35cm" svg:y="18.853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356cm" svg:height="0.649cm" svg:x="5.544cm" svg:y="19.053cm">
          <draw:text-box>
            <text:p text:style-name="P2"><text:span text:style-name="T1">e</text:span><text:span text:style-name="T1">v</text:span><text:span text:style-name="T1">a</text:span><text:span text:style-name="T1">l</text:span><text:span text:style-name="T1">: </text:span></text:p>
          </draw:text-box>
        </draw:frame>
        <draw:frame draw:style-name="gr3" draw:text-style-name="P4" draw:layer="layout" svg:width="1.764cm" svg:height="1.047cm" svg:x="2.75cm" svg:y="18.803cm">
          <draw:text-box>
            <text:p><text:span text:style-name="T1">gl</text:span><text:span text:style-name="T1">ob</text:span><text:span text:style-name="T1">al</text:span></text:p>
            <text:p><text:span text:style-name="T1">en</text:span><text:span text:style-name="T1">v</text:span></text:p>
          </draw:text-box>
        </draw:frame>
        <draw:line draw:style-name="gr4" draw:text-style-name="P5" draw:layer="layout" svg:x1="4.35cm" svg:y1="19.303cm" svg:x2="5.35cm" svg:y2="19.303cm">
          <text:p/>
        </draw:line>
        <draw:custom-shape draw:style-name="gr5" draw:text-style-name="P1" draw:layer="layout" svg:width="1cm" svg:height="1cm" svg:x="6.351cm" svg:y="24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7.351cm" svg:y="24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9cm" svg:y1="19.353cm" svg:x2="7.401cm" svg:y2="19.354cm">
          <text:p/>
        </draw:line>
        <draw:line draw:style-name="gr7" draw:text-style-name="P6" draw:layer="layout" svg:x1="7.4cm" svg:y1="19.353cm" svg:x2="7.4cm" svg:y2="24.353cm">
          <text:p/>
        </draw:line>
        <draw:line draw:style-name="gr8" draw:text-style-name="P7" draw:layer="layout" svg:x1="7.701cm" svg:y1="24.754cm" svg:x2="11.101cm" svg:y2="24.754cm">
          <text:p/>
        </draw:line>
        <draw:line draw:style-name="gr9" draw:text-style-name="P7" draw:layer="layout" svg:x1="11.101cm" svg:y1="24.754cm" svg:x2="11.145cm" svg:y2="23.75cm">
          <text:p/>
        </draw:line>
        <draw:custom-shape draw:style-name="gr17" draw:text-style-name="P1" draw:layer="layout" svg:width="5.05cm" svg:height="2.796cm" svg:x="9.401cm" svg:y="20.95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8.101cm" svg:y="21.354cm">
          <draw:text-box>
            <text:p><text:span text:style-name="T1">E1</text:span></text:p>
          </draw:text-box>
        </draw:frame>
        <draw:line draw:style-name="gr4" draw:text-style-name="P5" draw:layer="layout" svg:x1="8.901cm" svg:y1="21.657cm" svg:x2="9.401cm" svg:y2="21.657cm">
          <text:p/>
        </draw:line>
        <draw:line draw:style-name="gr9" draw:text-style-name="P7" draw:layer="layout" svg:x1="11.051cm" svg:y1="20.954cm" svg:x2="11.051cm" svg:y2="19.954cm">
          <text:p/>
        </draw:line>
        <draw:line draw:style-name="gr9" draw:text-style-name="P7" draw:layer="layout" svg:x1="11.052cm" svg:y1="20.955cm" svg:x2="11.052cm" svg:y2="19.955cm">
          <text:p/>
        </draw:line>
        <draw:frame draw:style-name="gr13" draw:text-style-name="P4" draw:layer="layout" svg:width="5cm" svg:height="1.047cm" svg:x="5.4cm" svg:y="25.453cm">
          <draw:text-box>
            <text:p><text:span text:style-name="T1">(lambda &lt;vars&gt; </text:span><text:span text:style-name="T1">...)</text:span></text:p>
          </draw:text-box>
        </draw:frame>
        <draw:custom-shape draw:style-name="gr14" draw:text-style-name="P1" draw:layer="layout" svg:width="5.05cm" svg:height="1.449cm" svg:x="13.9cm" svg:y="29.80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12.6cm" svg:y="30.204cm">
          <draw:text-box>
            <text:p><text:span text:style-name="T1">E</text:span><text:span text:style-name="T1">3</text:span></text:p>
          </draw:text-box>
        </draw:frame>
        <draw:line draw:style-name="gr4" draw:text-style-name="P5" draw:layer="layout" svg:x1="13.4cm" svg:y1="30.507cm" svg:x2="13.9cm" svg:y2="30.507cm">
          <text:p/>
        </draw:line>
        <draw:frame draw:style-name="gr15" draw:text-style-name="P4" draw:layer="layout" svg:width="4.67cm" svg:height="1.048cm" svg:x="14.229cm" svg:y="29.955cm">
          <draw:text-box>
            <text:p><text:span text:style-name="T1">&lt;</text:span><text:span text:style-name="T1">e</text:span><text:span text:style-name="T1">3</text:span><text:span text:style-name="T1"> </text:span><text:span text:style-name="T1">v</text:span><text:span text:style-name="T1">a</text:span><text:span text:style-name="T1">r</text:span><text:span text:style-name="T1">s</text:span><text:span text:style-name="T1">&gt;</text:span></text:p>
          </draw:text-box>
        </draw:frame>
        <draw:line draw:style-name="gr9" draw:text-style-name="P7" draw:layer="layout" svg:x1="15.417cm" svg:y1="29.804cm" svg:x2="15.45cm" svg:y2="27.348cm">
          <text:p/>
        </draw:line>
        <draw:custom-shape draw:style-name="gr5" draw:text-style-name="P1" draw:layer="layout" svg:width="1cm" svg:height="1cm" svg:x="10.051cm" svg:y="3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1.051cm" svg:y="3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1.401cm" svg:y1="32.404cm" svg:x2="14.801cm" svg:y2="32.404cm">
          <text:p/>
        </draw:line>
        <draw:line draw:style-name="gr9" draw:text-style-name="P7" draw:layer="layout" svg:x1="14.801cm" svg:y1="32.404cm" svg:x2="14.85cm" svg:y2="31.303cm">
          <text:p/>
        </draw:line>
        <draw:frame draw:style-name="gr13" draw:text-style-name="P4" draw:layer="layout" svg:width="6.25cm" svg:height="1.047cm" svg:x="9.1cm" svg:y="33.303cm">
          <draw:text-box>
            <text:p><text:span text:style-name="T1">(&lt;</text:span><text:span text:style-name="T1">e3</text:span><text:span text:style-name="T1">&gt;)</text:span></text:p>
          </draw:text-box>
        </draw:frame>
        <draw:custom-shape draw:style-name="gr5" draw:text-style-name="P1" draw:layer="layout" svg:width="1cm" svg:height="1cm" svg:x="8.852cm" svg:y="2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9.852cm" svg:y="2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0.202cm" svg:y1="28.454cm" svg:x2="13.602cm" svg:y2="28.454cm">
          <text:p/>
        </draw:line>
        <draw:line draw:style-name="gr9" draw:text-style-name="P7" draw:layer="layout" svg:x1="13.602cm" svg:y1="28.454cm" svg:x2="13.651cm" svg:y2="27.353cm">
          <text:p/>
        </draw:line>
        <draw:custom-shape draw:style-name="gr10" draw:text-style-name="P1" draw:layer="layout" svg:width="5.05cm" svg:height="2.699cm" svg:x="11.902cm" svg:y="24.65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10.602cm" svg:y="25.054cm">
          <draw:text-box>
            <text:p><text:span text:style-name="T1">E2</text:span></text:p>
          </draw:text-box>
        </draw:frame>
        <draw:line draw:style-name="gr4" draw:text-style-name="P5" draw:layer="layout" svg:x1="11.402cm" svg:y1="25.357cm" svg:x2="11.902cm" svg:y2="25.357cm">
          <text:p/>
        </draw:line>
        <draw:frame draw:style-name="gr12" draw:text-style-name="P4" draw:layer="layout" svg:width="4.67cm" svg:height="1.498cm" svg:x="12.231cm" svg:y="24.805cm">
          <draw:text-box>
            <text:p><text:span text:style-name="T1">u: &lt;e1&gt;</text:span></text:p>
            <text:p><text:span text:style-name="T1">v: &lt;e2&gt;</text:span></text:p>
          </draw:text-box>
        </draw:frame>
        <draw:line draw:style-name="gr9" draw:text-style-name="P7" draw:layer="layout" svg:x1="13.552cm" svg:y1="24.654cm" svg:x2="13.552cm" svg:y2="23.654cm">
          <text:p/>
        </draw:line>
        <draw:line draw:style-name="gr9" draw:text-style-name="P7" draw:layer="layout" svg:x1="13.553cm" svg:y1="24.655cm" svg:x2="13.553cm" svg:y2="23.655cm">
          <text:p/>
        </draw:line>
        <draw:frame draw:style-name="gr13" draw:text-style-name="P4" draw:layer="layout" svg:width="5.599cm" svg:height="1.047cm" svg:x="7.25cm" svg:y="29.203cm">
          <draw:text-box>
            <text:p><text:span text:style-name="T1">(</text:span><text:span text:style-name="T1">l</text:span><text:span text:style-name="T1">e</text:span><text:span text:style-name="T1">t </text:span><text:span text:style-name="T1">(</text:span><text:span text:style-name="T1">(</text:span><text:span text:style-name="T1">u </text:span><text:span text:style-name="T1">‘</text:span><text:span text:style-name="T1">u</text:span><text:span text:style-name="T1">n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e</text:span><text:span text:style-name="T1">d</text:span><text:span text:style-name="T1">)</text:span><text:span text:style-name="T1">.</text:span><text:span text:style-name="T1">.</text:span><text:span text:style-name="T1">.</text:span></text:p>
          </draw:text-box>
        </draw:frame>
        <draw:frame draw:style-name="gr12" draw:text-style-name="P4" draw:layer="layout" svg:width="4.67cm" svg:height="1.498cm" svg:x="9.58cm" svg:y="21.25cm">
          <draw:text-box>
            <text:p><text:span text:style-name="T1">&lt;v</text:span><text:span text:style-name="T1">ar</text:span><text:span text:style-name="T1">s&gt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6-01-22T22:21:07.459975693</dc:date>
    <meta:editing-duration>PT59M12S</meta:editing-duration>
    <meta:editing-cycles>8</meta:editing-cycles>
    <meta:document-statistic meta:object-count="65"/>
  </office:meta>
</office:document-meta>
</file>